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4be" officeooo:paragraph-rsid="000854be"/>
    </style:style>
    <style:style style:name="T1" style:family="text">
      <style:text-properties officeooo:rsid="000a4f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7:04:02.597565534</meta:creation-date>
    <dc:date>2024-10-30T20:05:32.207732346</dc:date>
    <meta:editing-duration>PT2H37M5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5.2$Linux_X86_64 LibreOffice_project/420$Build-2</meta:generator>
  </office:meta>
</office:document-meta>
</file>